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order="thin solid #7F7F7F" fo:background-color="#FFCC99"/>
      <style:text-properties fo:color="#3F3F76" style:font-name="Aptos Narrow" style:font-name-asian="Aptos Narrow" style:font-name-complex="Aptos Narrow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lass_Analysis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Class A</text:p>
          </table:table-cell>
          <table:table-cell table:number-columns-repeated="4" table:style-name="ce1"/>
          <table:table-cell office:value-type="string" table:style-name="ce1">
            <text:p>Class B1</text:p>
          </table:table-cell>
          <table:table-cell table:number-columns-repeated="4" table:style-name="ce1"/>
          <table:table-cell office:value-type="string" table:style-name="ce1">
            <text:p>Class C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u</text:p>
          </table:table-cell>
          <table:table-cell office:value-type="float" office:value="0.1" table:style-name="ce2">
            <text:p>0.1</text:p>
          </table:table-cell>
          <table:table-cell table:number-columns-repeated="3" table:style-name="ce1"/>
          <table:table-cell office:value-type="string" table:style-name="ce1">
            <text:p>u</text:p>
          </table:table-cell>
          <table:table-cell office:value-type="float" office:value="0.1" table:formula="of:=[.B2]" table:style-name="ce1">
            <text:p>0.1</text:p>
          </table:table-cell>
          <table:table-cell table:number-columns-repeated="3" table:style-name="ce1"/>
          <table:table-cell office:value-type="string" table:style-name="ce1">
            <text:p>u</text:p>
          </table:table-cell>
          <table:table-cell office:value-type="float" office:value="-0.25" table:formula="of:=[.B3]" table:style-name="ce1">
            <text:p>-0.25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l</text:p>
          </table:table-cell>
          <table:table-cell office:value-type="float" office:value="-0.25" table:style-name="ce2">
            <text:p>-0.25</text:p>
          </table:table-cell>
          <table:table-cell table:number-columns-repeated="3" table:style-name="ce1"/>
          <table:table-cell office:value-type="string" table:style-name="ce1">
            <text:p>l</text:p>
          </table:table-cell>
          <table:table-cell office:value-type="float" office:value="0.1" table:formula="of:=[.B2]" table:style-name="ce1">
            <text:p>0.1</text:p>
          </table:table-cell>
          <table:table-cell table:number-columns-repeated="3" table:style-name="ce1"/>
          <table:table-cell office:value-type="string" table:style-name="ce1">
            <text:p>l</text:p>
          </table:table-cell>
          <table:table-cell office:value-type="float" office:value="-0.25" table:formula="of:=[.B3]" table:style-name="ce1">
            <text:p>-0.25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float" office:value="0.05" table:style-name="ce2">
            <text:p>0.05</text:p>
          </table:table-cell>
          <table:table-cell table:number-columns-repeated="3" table:style-name="ce1"/>
          <table:table-cell office:value-type="string" table:style-name="ce1">
            <text:p>b</text:p>
          </table:table-cell>
          <table:table-cell office:value-type="float" office:value="0.05" table:formula="of:=[.B4]" table:style-name="ce1">
            <text:p>0.05</text:p>
          </table:table-cell>
          <table:table-cell table:number-columns-repeated="3" table:style-name="ce1"/>
          <table:table-cell office:value-type="string" table:style-name="ce1">
            <text:p>b</text:p>
          </table:table-cell>
          <table:table-cell office:value-type="float" office:value="0.05" table:formula="of:=[.G4]" table:style-name="ce1">
            <text:p>0.05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0</text:p>
          </table:table-cell>
          <table:table-cell office:value-type="string" table:style-name="ce1">
            <text:p>v1</text:p>
          </table:table-cell>
          <table:table-cell table:number-columns-repeated="3" table:style-name="ce1"/>
          <table:table-cell office:value-type="string" table:style-name="ce1">
            <text:p>v0</text:p>
          </table:table-cell>
          <table:table-cell office:value-type="string" table:style-name="ce1">
            <text:p>v1</text:p>
          </table:table-cell>
          <table:table-cell table:number-columns-repeated="3" table:style-name="ce1"/>
          <table:table-cell office:value-type="string" table:style-name="ce1">
            <text:p>v0</text:p>
          </table:table-cell>
          <table:table-cell office:value-type="string" table:style-name="ce1">
            <text:p>v1</text:p>
          </table:table-cell>
          <table:table-cell table:number-columns-repeated="1637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formula="of:=MAX([.$B$2]*[.A8]+[.$B$3]*[.B8]+[.$B$4];0)" table:style-name="ce1">
            <text:p>0.0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formula="of:=MAX([.$G$2]*[.F8]+[.$G$3]*[.G8]+[.$G$4];0)" table:style-name="ce1">
            <text:p>0.0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formula="of:=MAX([.$L$2]*[.K8]+[.$L$3]*[.L8]+[.$L$4];0)" table:style-name="ce1">
            <text:p>0.05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AX([.$B$2]*[.A9]+[.$B$3]*[.B9]+[.$B$4];0)" table:style-name="ce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5000000000000002" table:formula="of:=MAX([.$G$2]*[.F9]+[.$G$3]*[.G9]+[.$G$4];0)" table:style-name="ce1">
            <text:p>0.1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AX([.$L$2]*[.K9]+[.$L$3]*[.L9]+[.$L$4];0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5000000000000002" table:formula="of:=MAX([.$B$2]*[.A10]+[.$B$3]*[.B10]+[.$B$4];0)" table:style-name="ce1">
            <text:p>0.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.15000000000000002" table:formula="of:=MAX([.$G$2]*[.F10]+[.$G$3]*[.G10]+[.$G$4];0)" table:style-name="ce1">
            <text:p>0.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MAX([.$L$2]*[.K10]+[.$L$3]*[.L10]+[.$L$4];0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AX([.$B$2]*[.A11]+[.$B$3]*[.B11]+[.$B$4];0)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5" table:formula="of:=MAX([.$G$2]*[.F11]+[.$G$3]*[.G11]+[.$G$4];0)" table:style-name="ce1">
            <text:p>0.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MAX([.$L$2]*[.K11]+[.$L$3]*[.L11]+[.$L$4];0)" table:style-name="ce1">
            <text:p>0</text:p>
          </table:table-cell>
          <table:table-cell table:number-columns-repeated="16371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1" table:style-name="ce1"/>
          <table:table-cell office:value-type="string" table:style-name="ce1">
            <text:p>p=</text:p>
          </table:table-cell>
          <table:table-cell office:value-type="float" office:value="0.75" table:style-name="ce1">
            <text:p>0.75</text:p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office:value-type="string" table:style-name="ce1">
            <text:p>Target</text:p>
          </table:table-cell>
          <table:table-cell table:style-name="ce1"/>
          <table:table-cell office:value-type="string" table:style-name="ce1">
            <text:p>Required Weights</text:p>
          </table:table-cell>
          <table:table-cell table:style-name="ce1"/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table:number-columns-repeated="2" table:style-name="ce1"/>
          <table:table-cell office:value-type="string" table:style-name="ce1">
            <text:p>Weighted L1</text:p>
          </table:table-cell>
          <table:table-cell office:value-type="string" table:style-name="ce1">
            <text:p>Weighted L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C</text:p>
          </table:table-cell>
          <table:table-cell table:number-columns-repeated="16380" table:style-name="ce1"/>
        </table:table-row>
        <table:table-row table:style-name="ro2">
          <table:table-cell office:value-type="float" office:value="0.05" table:formula="of:=[.H8]" table:style-name="ce1">
            <text:p>0.05</text:p>
          </table:table-cell>
          <table:table-cell office:value-type="float" office:value="0.05" table:formula="of:=[.C8]" table:style-name="ce1">
            <text:p>0.05</text:p>
          </table:table-cell>
          <table:table-cell office:value-type="float" office:value="0.05" table:formula="of:=[.C8]" table:style-name="ce1">
            <text:p>0.05</text:p>
          </table:table-cell>
          <table:table-cell office:value-type="float" office:value="0.05" table:formula="of:=[.M8]" table:style-name="ce1">
            <text:p>0.05</text:p>
          </table:table-cell>
          <table:table-cell table:style-name="ce1"/>
          <table:table-cell office:value-type="float" office:value="0" table:formula="of:=SUMPRODUCT([.A21:.D21];[.$A$30:.$D$30])" table:style-name="ce1">
            <text:p>0</text:p>
          </table:table-cell>
          <table:table-cell table:number-columns-repeated="3" table:style-name="ce1"/>
          <table:table-cell office:value-type="float" office:value="0" table:formula="of:=MINVERSE([.A21:.D24])" table:number-matrix-columns-spanned="4" table:number-matrix-rows-spanned="4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4" table:formula="of:=MMULT([.J21:.M24];[.O21:.O24])" table:number-matrix-columns-spanned="1" table:number-matrix-rows-spanned="4" table:style-name="ce1">
            <text:p>4</text:p>
          </table:table-cell>
          <table:table-cell table:style-name="ce1"/>
          <table:table-cell office:value-type="float" office:value="13.333333333333332" table:formula="of:=ABS([.Q21])+ABS([.Q22])+ABS([.Q23])+ABS([.Q24])" table:style-name="ce1">
            <text:p>13.33333333</text:p>
          </table:table-cell>
          <table:table-cell office:value-type="float" office:value="46.222222222222214" table:formula="of:=SUMPRODUCT([.Q21:.Q24];[.Q21:.Q24])" table:style-name="ce1">
            <text:p>46.22222222</text:p>
          </table:table-cell>
          <table:table-cell table:style-name="ce1"/>
          <table:table-cell office:value-type="float" office:value="0.5625" table:formula="of:=[.W16]*[.W16]" table:style-name="ce1">
            <text:p>0.5625</text:p>
          </table:table-cell>
          <table:table-cell office:value-type="float" office:value="3.6666666666666665" table:formula="of:=[.V21]*ABS([.Q21])+[.V22]*ABS([.Q22])+[.V23]*ABS([.Q23])+[.V24]*ABS([.Q24])" table:style-name="ce1">
            <text:p>3.666666667</text:p>
          </table:table-cell>
          <table:table-cell office:value-type="float" office:value="13.777777777777777" table:formula="of:=SUMPRODUCT([.Q21:.Q24];[.Q21:.Q24];[.V21:.V24])" table:style-name="ce1">
            <text:p>13.77777778</text:p>
          </table:table-cell>
          <table:table-cell table:number-columns-repeated="16360"/>
        </table:table-row>
        <table:table-row table:style-name="ro2">
          <table:table-cell office:value-type="float" office:value="0.15000000000000002" table:formula="of:=[.H9]" table:style-name="ce1">
            <text:p>0.15</text:p>
          </table:table-cell>
          <table:table-cell office:value-type="float" office:value="0" table:formula="of:=[.C9]" table:style-name="ce1">
            <text:p>0</text:p>
          </table:table-cell>
          <table:table-cell office:value-type="float" office:value="0.15000000000000002" table:formula="of:=[.B23]" table:style-name="ce1">
            <text:p>0.15</text:p>
          </table:table-cell>
          <table:table-cell office:value-type="float" office:value="0" table:formula="of:=[.M9]" table:style-name="ce1">
            <text:p>0</text:p>
          </table:table-cell>
          <table:table-cell table:style-name="ce1"/>
          <table:table-cell office:value-type="float" office:value="0" table:formula="of:=SUMPRODUCT([.A22:.D22];[.$A$30:.$D$30])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6666666666666661" table:style-name="ce1">
            <text:p>6.666666667</text:p>
          </table:table-cell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-4" table:style-name="ce1">
            <text:p>-4</text:p>
          </table:table-cell>
          <table:table-cell table:number-columns-repeated="4" table:style-name="ce1"/>
          <table:table-cell office:value-type="float" office:value="0.1875" table:formula="of:=[.W16]*(1-[.W16])" table:style-name="ce1">
            <text:p>0.1875</text:p>
          </table:table-cell>
          <table:table-cell table:number-columns-repeated="16362" table:style-name="ce1"/>
        </table:table-row>
        <table:table-row table:style-name="ro2">
          <table:table-cell office:value-type="float" office:value="0.15000000000000002" table:formula="of:=[.H10]" table:style-name="ce1">
            <text:p>0.15</text:p>
          </table:table-cell>
          <table:table-cell office:value-type="float" office:value="0.15000000000000002" table:formula="of:=[.C10]" table:style-name="ce1">
            <text:p>0.15</text:p>
          </table:table-cell>
          <table:table-cell office:value-type="float" office:value="0" table:formula="of:=[.B22]" table:style-name="ce1">
            <text:p>0</text:p>
          </table:table-cell>
          <table:table-cell office:value-type="float" office:value="0" table:formula="of:=[.M10]" table:style-name="ce1">
            <text:p>0</text:p>
          </table:table-cell>
          <table:table-cell table:style-name="ce1"/>
          <table:table-cell office:value-type="float" office:value="0" table:formula="of:=SUMPRODUCT([.A23:.D23];[.$A$30:.$D$30])" table:style-name="ce1">
            <text:p>0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6.6666666666666661" table:style-name="ce1">
            <text:p>6.666666667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table:style-name="ce1"/>
          <table:table-cell office:value-type="float" office:value="0" table:style-name="ce2">
            <text:p>0</text:p>
          </table:table-cell>
          <table:table-cell table:style-name="ce1"/>
          <table:table-cell office:value-type="float" office:value="2.6666666666666661" table:style-name="ce1">
            <text:p>2.666666667</text:p>
          </table:table-cell>
          <table:table-cell table:number-columns-repeated="4" table:style-name="ce1"/>
          <table:table-cell office:value-type="float" office:value="0.1875" table:formula="of:=[.V22]" table:style-name="ce1">
            <text:p>0.1875</text:p>
          </table:table-cell>
          <table:table-cell table:number-columns-repeated="16362" table:style-name="ce1"/>
        </table:table-row>
        <table:table-row table:style-name="ro2">
          <table:table-cell office:value-type="float" office:value="0.25" table:formula="of:=[.H11]" table:style-name="ce1">
            <text:p>0.25</text:p>
          </table:table-cell>
          <table:table-cell office:value-type="float" office:value="0" table:formula="of:=[.C11]" table:style-name="ce1">
            <text:p>0</text:p>
          </table:table-cell>
          <table:table-cell office:value-type="float" office:value="0" table:formula="of:=[.C11]" table:style-name="ce1">
            <text:p>0</text:p>
          </table:table-cell>
          <table:table-cell office:value-type="float" office:value="0" table:formula="of:=[.M11]" table:style-name="ce1">
            <text:p>0</text:p>
          </table:table-cell>
          <table:table-cell table:style-name="ce1"/>
          <table:table-cell office:value-type="float" office:value="0.25" table:formula="of:=SUMPRODUCT([.A24:.D24];[.$A$30:.$D$30])" table:style-name="ce1">
            <text:p>0.25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-6.6666666666666661" table:style-name="ce1">
            <text:p>-6.666666667</text:p>
          </table:table-cell>
          <table:table-cell office:value-type="float" office:value="-6.6666666666666661" table:style-name="ce1">
            <text:p>-6.66666666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style-name="ce1"/>
          <table:table-cell office:value-type="float" office:value="-2.6666666666666661" table:style-name="ce1">
            <text:p>-2.666666667</text:p>
          </table:table-cell>
          <table:table-cell table:number-columns-repeated="4" table:style-name="ce1"/>
          <table:table-cell office:value-type="float" office:value="6.25E-2" table:formula="of:=1-[.V21]-[.V22]-[.V23]" table:style-name="ce1">
            <text:p>0.0625</text:p>
          </table:table-cell>
          <table:table-cell table:number-columns-repeated="1636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8" table:style-name="ce1"/>
          <table:table-cell office:value-type="float" office:value="26.666666666666664" table:style-name="ce1">
            <text:p>26.66666667</text:p>
          </table:table-cell>
          <table:table-cell office:value-type="float" office:value="266.66666666666663" table:style-name="ce1">
            <text:p>266.6666667</text:p>
          </table:table-cell>
          <table:table-cell table:number-columns-repeated="2" table:style-name="ce1"/>
          <table:table-cell office:value-type="float" office:value="3.333333333333333" table:style-name="ce1">
            <text:p>3.333333333</text:p>
          </table:table-cell>
          <table:table-cell office:value-type="float" office:value="27.777777777777771" table:style-name="ce1">
            <text:p>27.77777778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Deep_Analysis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1">
            <text:p>Vector Min</text:p>
          </table:table-cell>
          <table:table-cell office:value-type="float" office:value="-25" table:style-name="ce1">
            <text:p>-25</text:p>
          </table:table-cell>
          <table:table-cell table:number-columns-repeated="2" table:style-name="ce1"/>
          <table:table-cell office:value-type="string" table:style-name="ce1">
            <text:p>v0 resp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Vector Max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v1 resp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(max)</text:p>
          </table:table-cell>
          <table:table-cell office:value-type="float" office:value="0.75" table:style-name="ce1">
            <text:p>0.75</text:p>
          </table:table-cell>
          <table:table-cell table:number-columns-repeated="2" table:style-name="ce1"/>
          <table:table-cell office:value-type="string" table:style-name="ce1">
            <text:p>constant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sparsity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Remaining</text:p>
          </table:table-cell>
          <table:table-cell office:value-type="string" table:style-name="ce1">
            <text:p>Distribution of maxes</text:p>
          </table:table-cell>
          <table:table-cell table:number-columns-repeated="6" table:style-name="ce1"/>
          <table:table-cell office:value-type="string" table:style-name="ce1">
            <text:p>ReLU value</text:p>
          </table:table-cell>
          <table:table-cell table:number-columns-repeated="6" table:style-name="ce1"/>
          <table:table-cell office:value-type="string" table:style-name="ce1">
            <text:p>Expectation</text:p>
          </table:table-cell>
          <table:table-cell office:value-type="string" table:style-name="ce1">
            <text:p>Doub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0</text:p>
          </table:table-cell>
          <table:table-cell office:value-type="string" table:style-name="ce1">
            <text:p>v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formula="of:=[.$B$4]-[.$A8]-[.$B8]" table:style-name="ce1">
            <text:p>3</text:p>
          </table:table-cell>
          <table:table-cell office:value-type="float" office:value="1.5625000000000007E-2" table:formula="of:=IF([.$D8]&gt;=[.E$7];  BINOM.DIST.RANGE([.$D8];[.$B$3];[.E$7];[.E$7]);0)" table:style-name="ce1">
            <text:p>0.015625</text:p>
          </table:table-cell>
          <table:table-cell office:value-type="float" office:value="0.14062500000000006" table:formula="of:=IF([.$D8]&gt;=[.F$7];  BINOM.DIST.RANGE([.$D8];[.$B$3];[.F$7];[.F$7]);0)" table:style-name="ce1">
            <text:p>0.140625</text:p>
          </table:table-cell>
          <table:table-cell office:value-type="float" office:value="0.42187500000000006" table:formula="of:=IF([.$D8]&gt;=[.G$7];  BINOM.DIST.RANGE([.$D8];[.$B$3];[.G$7];[.G$7]);0)" table:style-name="ce1">
            <text:p>0.421875</text:p>
          </table:table-cell>
          <table:table-cell office:value-type="float" office:value="0.42187500000000006" table:formula="of:=IF([.$D8]&gt;=[.H$7];  BINOM.DIST.RANGE([.$D8];[.$B$3];[.H$7];[.H$7]);0)" table:style-name="ce1">
            <text:p>0.421875</text:p>
          </table:table-cell>
          <table:table-cell office:value-type="float" office:value="0" table:formula="of:=IF([.$D8]&gt;=[.I$7];  BINOM.DIST.RANGE([.$D8];[.$B$3];[.I$7];[.I$7]);0)" table:style-name="ce1">
            <text:p>0</text:p>
          </table:table-cell>
          <table:table-cell office:value-type="float" office:value="0" table:formula="of:=IF([.$D8]&gt;=[.J$7];  BINOM.DIST.RANGE([.$D8];[.$B$3];[.J$7];[.J$7]);0)" table:style-name="ce1">
            <text:p>0</text:p>
          </table:table-cell>
          <table:table-cell table:style-name="ce1"/>
          <table:table-cell office:value-type="float" office:value="0" table:formula="of:=IF([.$D8]&gt;=[.E$7]; MAX(0;[.$A8]*[.$F$1]+[.$B8]*[.$F$2]+[.$F$3]+[.L$7]*[.$B$2]+([.$D8]-[.L$7])*[.$B$1]); 0)" table:style-name="ce1">
            <text:p>0</text:p>
          </table:table-cell>
          <table:table-cell office:value-type="float" office:value="0" table:formula="of:=IF([.$D8]&gt;=[.F$7]; MAX(0;[.$A8]*[.$F$1]+[.$B8]*[.$F$2]+[.$F$3]+[.M$7]*[.$B$2]+([.$D8]-[.M$7])*[.$B$1]); 0)" table:style-name="ce1">
            <text:p>0</text:p>
          </table:table-cell>
          <table:table-cell office:value-type="float" office:value="5" table:formula="of:=IF([.$D8]&gt;=[.G$7]; MAX(0;[.$A8]*[.$F$1]+[.$B8]*[.$F$2]+[.$F$3]+[.N$7]*[.$B$2]+([.$D8]-[.N$7])*[.$B$1]); 0)" table:style-name="ce1">
            <text:p>5</text:p>
          </table:table-cell>
          <table:table-cell office:value-type="float" office:value="40" table:formula="of:=IF([.$D8]&gt;=[.H$7]; MAX(0;[.$A8]*[.$F$1]+[.$B8]*[.$F$2]+[.$F$3]+[.O$7]*[.$B$2]+([.$D8]-[.O$7])*[.$B$1]); 0)" table:style-name="ce1">
            <text:p>40</text:p>
          </table:table-cell>
          <table:table-cell office:value-type="float" office:value="0" table:formula="of:=IF([.$D8]&gt;=[.I$7]; MAX(0;[.$A8]*[.$F$1]+[.$B8]*[.$F$2]+[.$F$3]+[.P$7]*[.$B$2]+([.$D8]-[.P$7])*[.$B$1]); 0)" table:style-name="ce1">
            <text:p>0</text:p>
          </table:table-cell>
          <table:table-cell office:value-type="float" office:value="0" table:formula="of:=IF([.$D8]&gt;=[.J$7]; MAX(0;[.$A8]*[.$F$1]+[.$B8]*[.$F$2]+[.$F$3]+[.Q$7]*[.$B$2]+([.$D8]-[.Q$7])*[.$B$1]); 0)" table:style-name="ce1">
            <text:p>0</text:p>
          </table:table-cell>
          <table:table-cell table:style-name="ce1"/>
          <table:table-cell office:value-type="float" office:value="18.984375000000004" table:formula="of:=SUMPRODUCT([.E8:.J8];[.L8:.Q8])" table:style-name="ce1">
            <text:p>18.984375</text:p>
          </table:table-cell>
          <table:table-cell office:value-type="float" office:value="37.968750000000007" table:formula="of:=[.S8]*2" table:style-name="ce1">
            <text:p>37.96875</text:p>
          </table:table-cell>
          <table:table-cell table:number-columns-repeated="1636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" table:formula="of:=[.$B$4]-[.$A9]-[.$B9]" table:style-name="ce1">
            <text:p>2</text:p>
          </table:table-cell>
          <table:table-cell office:value-type="float" office:value="6.25E-2" table:formula="of:=IF([.$D9]&gt;=[.E$7];  BINOM.DIST.RANGE([.$D9];[.$B$3];[.E$7];[.E$7]);0)" table:style-name="ce1">
            <text:p>0.0625</text:p>
          </table:table-cell>
          <table:table-cell office:value-type="float" office:value="0.375" table:formula="of:=IF([.$D9]&gt;=[.F$7];  BINOM.DIST.RANGE([.$D9];[.$B$3];[.F$7];[.F$7]);0)" table:style-name="ce1">
            <text:p>0.375</text:p>
          </table:table-cell>
          <table:table-cell office:value-type="float" office:value="0.5625" table:formula="of:=IF([.$D9]&gt;=[.G$7];  BINOM.DIST.RANGE([.$D9];[.$B$3];[.G$7];[.G$7]);0)" table:style-name="ce1">
            <text:p>0.5625</text:p>
          </table:table-cell>
          <table:table-cell office:value-type="float" office:value="0" table:formula="of:=IF([.$D9]&gt;=[.H$7];  BINOM.DIST.RANGE([.$D9];[.$B$3];[.H$7];[.H$7]);0)" table:style-name="ce1">
            <text:p>0</text:p>
          </table:table-cell>
          <table:table-cell office:value-type="float" office:value="0" table:formula="of:=IF([.$D9]&gt;=[.I$7];  BINOM.DIST.RANGE([.$D9];[.$B$3];[.I$7];[.I$7]);0)" table:style-name="ce1">
            <text:p>0</text:p>
          </table:table-cell>
          <table:table-cell office:value-type="float" office:value="0" table:formula="of:=IF([.$D9]&gt;=[.J$7];  BINOM.DIST.RANGE([.$D9];[.$B$3];[.J$7];[.J$7]);0)" table:style-name="ce1">
            <text:p>0</text:p>
          </table:table-cell>
          <table:table-cell table:style-name="ce1"/>
          <table:table-cell office:value-type="float" office:value="0" table:formula="of:=IF([.$D9]&gt;=[.E$7]; MAX(0;[.$A9]*[.$F$1]+[.$B9]*[.$F$2]+[.$F$3]+[.L$7]*[.$B$2]+([.$D9]-[.L$7])*[.$B$1]); 0)" table:style-name="ce1">
            <text:p>0</text:p>
          </table:table-cell>
          <table:table-cell office:value-type="float" office:value="5" table:formula="of:=IF([.$D9]&gt;=[.F$7]; MAX(0;[.$A9]*[.$F$1]+[.$B9]*[.$F$2]+[.$F$3]+[.M$7]*[.$B$2]+([.$D9]-[.M$7])*[.$B$1]); 0)" table:style-name="ce1">
            <text:p>5</text:p>
          </table:table-cell>
          <table:table-cell office:value-type="float" office:value="40" table:formula="of:=IF([.$D9]&gt;=[.G$7]; MAX(0;[.$A9]*[.$F$1]+[.$B9]*[.$F$2]+[.$F$3]+[.N$7]*[.$B$2]+([.$D9]-[.N$7])*[.$B$1]); 0)" table:style-name="ce1">
            <text:p>40</text:p>
          </table:table-cell>
          <table:table-cell office:value-type="float" office:value="0" table:formula="of:=IF([.$D9]&gt;=[.H$7]; MAX(0;[.$A9]*[.$F$1]+[.$B9]*[.$F$2]+[.$F$3]+[.O$7]*[.$B$2]+([.$D9]-[.O$7])*[.$B$1]); 0)" table:style-name="ce1">
            <text:p>0</text:p>
          </table:table-cell>
          <table:table-cell office:value-type="float" office:value="0" table:formula="of:=IF([.$D9]&gt;=[.I$7]; MAX(0;[.$A9]*[.$F$1]+[.$B9]*[.$F$2]+[.$F$3]+[.P$7]*[.$B$2]+([.$D9]-[.P$7])*[.$B$1]); 0)" table:style-name="ce1">
            <text:p>0</text:p>
          </table:table-cell>
          <table:table-cell office:value-type="float" office:value="0" table:formula="of:=IF([.$D9]&gt;=[.J$7]; MAX(0;[.$A9]*[.$F$1]+[.$B9]*[.$F$2]+[.$F$3]+[.Q$7]*[.$B$2]+([.$D9]-[.Q$7])*[.$B$1]); 0)" table:style-name="ce1">
            <text:p>0</text:p>
          </table:table-cell>
          <table:table-cell table:style-name="ce1"/>
          <table:table-cell office:value-type="float" office:value="24.375" table:formula="of:=SUMPRODUCT([.E9:.J9];[.L9:.Q9])" table:style-name="ce1">
            <text:p>24.375</text:p>
          </table:table-cell>
          <table:table-cell office:value-type="float" office:value="48.75" table:formula="of:=[.S9]+[.S10]" table:style-name="ce1">
            <text:p>48.75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formula="of:=[.$B$4]-[.$A10]-[.$B10]" table:style-name="ce1">
            <text:p>2</text:p>
          </table:table-cell>
          <table:table-cell office:value-type="float" office:value="6.25E-2" table:formula="of:=IF([.$D10]&gt;=[.E$7];  BINOM.DIST.RANGE([.$D10];[.$B$3];[.E$7];[.E$7]);0)" table:style-name="ce1">
            <text:p>0.0625</text:p>
          </table:table-cell>
          <table:table-cell office:value-type="float" office:value="0.375" table:formula="of:=IF([.$D10]&gt;=[.F$7];  BINOM.DIST.RANGE([.$D10];[.$B$3];[.F$7];[.F$7]);0)" table:style-name="ce1">
            <text:p>0.375</text:p>
          </table:table-cell>
          <table:table-cell office:value-type="float" office:value="0.5625" table:formula="of:=IF([.$D10]&gt;=[.G$7];  BINOM.DIST.RANGE([.$D10];[.$B$3];[.G$7];[.G$7]);0)" table:style-name="ce1">
            <text:p>0.5625</text:p>
          </table:table-cell>
          <table:table-cell office:value-type="float" office:value="0" table:formula="of:=IF([.$D10]&gt;=[.H$7];  BINOM.DIST.RANGE([.$D10];[.$B$3];[.H$7];[.H$7]);0)" table:style-name="ce1">
            <text:p>0</text:p>
          </table:table-cell>
          <table:table-cell office:value-type="float" office:value="0" table:formula="of:=IF([.$D10]&gt;=[.I$7];  BINOM.DIST.RANGE([.$D10];[.$B$3];[.I$7];[.I$7]);0)" table:style-name="ce1">
            <text:p>0</text:p>
          </table:table-cell>
          <table:table-cell office:value-type="float" office:value="0" table:formula="of:=IF([.$D10]&gt;=[.J$7];  BINOM.DIST.RANGE([.$D10];[.$B$3];[.J$7];[.J$7]);0)" table:style-name="ce1">
            <text:p>0</text:p>
          </table:table-cell>
          <table:table-cell table:style-name="ce1"/>
          <table:table-cell office:value-type="float" office:value="0" table:formula="of:=IF([.$D10]&gt;=[.E$7]; MAX(0;[.$A10]*[.$F$1]+[.$B10]*[.$F$2]+[.$F$3]+[.L$7]*[.$B$2]+([.$D10]-[.L$7])*[.$B$1]); 0)" table:style-name="ce1">
            <text:p>0</text:p>
          </table:table-cell>
          <table:table-cell office:value-type="float" office:value="5" table:formula="of:=IF([.$D10]&gt;=[.F$7]; MAX(0;[.$A10]*[.$F$1]+[.$B10]*[.$F$2]+[.$F$3]+[.M$7]*[.$B$2]+([.$D10]-[.M$7])*[.$B$1]); 0)" table:style-name="ce1">
            <text:p>5</text:p>
          </table:table-cell>
          <table:table-cell office:value-type="float" office:value="40" table:formula="of:=IF([.$D10]&gt;=[.G$7]; MAX(0;[.$A10]*[.$F$1]+[.$B10]*[.$F$2]+[.$F$3]+[.N$7]*[.$B$2]+([.$D10]-[.N$7])*[.$B$1]); 0)" table:style-name="ce1">
            <text:p>40</text:p>
          </table:table-cell>
          <table:table-cell office:value-type="float" office:value="0" table:formula="of:=IF([.$D10]&gt;=[.H$7]; MAX(0;[.$A10]*[.$F$1]+[.$B10]*[.$F$2]+[.$F$3]+[.O$7]*[.$B$2]+([.$D10]-[.O$7])*[.$B$1]); 0)" table:style-name="ce1">
            <text:p>0</text:p>
          </table:table-cell>
          <table:table-cell office:value-type="float" office:value="0" table:formula="of:=IF([.$D10]&gt;=[.I$7]; MAX(0;[.$A10]*[.$F$1]+[.$B10]*[.$F$2]+[.$F$3]+[.P$7]*[.$B$2]+([.$D10]-[.P$7])*[.$B$1]); 0)" table:style-name="ce1">
            <text:p>0</text:p>
          </table:table-cell>
          <table:table-cell office:value-type="float" office:value="0" table:formula="of:=IF([.$D10]&gt;=[.J$7]; MAX(0;[.$A10]*[.$F$1]+[.$B10]*[.$F$2]+[.$F$3]+[.Q$7]*[.$B$2]+([.$D10]-[.Q$7])*[.$B$1]); 0)" table:style-name="ce1">
            <text:p>0</text:p>
          </table:table-cell>
          <table:table-cell table:style-name="ce1"/>
          <table:table-cell office:value-type="float" office:value="24.375" table:formula="of:=SUMPRODUCT([.E10:.J10];[.L10:.Q10])" table:style-name="ce1">
            <text:p>24.375</text:p>
          </table:table-cell>
          <table:table-cell office:value-type="float" office:value="48.75" table:formula="of:=[.T9]" table:style-name="ce1">
            <text:p>48.75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formula="of:=[.$B$4]-[.$A11]-[.$B11]" table:style-name="ce1">
            <text:p>1</text:p>
          </table:table-cell>
          <table:table-cell office:value-type="float" office:value="0.25" table:formula="of:=IF([.$D11]&gt;=[.E$7];  BINOM.DIST.RANGE([.$D11];[.$B$3];[.E$7];[.E$7]);0)" table:style-name="ce1">
            <text:p>0.25</text:p>
          </table:table-cell>
          <table:table-cell office:value-type="float" office:value="0.75" table:formula="of:=IF([.$D11]&gt;=[.F$7];  BINOM.DIST.RANGE([.$D11];[.$B$3];[.F$7];[.F$7]);0)" table:style-name="ce1">
            <text:p>0.75</text:p>
          </table:table-cell>
          <table:table-cell office:value-type="float" office:value="0" table:formula="of:=IF([.$D11]&gt;=[.G$7];  BINOM.DIST.RANGE([.$D11];[.$B$3];[.G$7];[.G$7]);0)" table:style-name="ce1">
            <text:p>0</text:p>
          </table:table-cell>
          <table:table-cell office:value-type="float" office:value="0" table:formula="of:=IF([.$D11]&gt;=[.H$7];  BINOM.DIST.RANGE([.$D11];[.$B$3];[.H$7];[.H$7]);0)" table:style-name="ce1">
            <text:p>0</text:p>
          </table:table-cell>
          <table:table-cell office:value-type="float" office:value="0" table:formula="of:=IF([.$D11]&gt;=[.I$7];  BINOM.DIST.RANGE([.$D11];[.$B$3];[.I$7];[.I$7]);0)" table:style-name="ce1">
            <text:p>0</text:p>
          </table:table-cell>
          <table:table-cell office:value-type="float" office:value="0" table:formula="of:=IF([.$D11]&gt;=[.J$7];  BINOM.DIST.RANGE([.$D11];[.$B$3];[.J$7];[.J$7]);0)" table:style-name="ce1">
            <text:p>0</text:p>
          </table:table-cell>
          <table:table-cell table:style-name="ce1"/>
          <table:table-cell office:value-type="float" office:value="5" table:formula="of:=IF([.$D11]&gt;=[.E$7]; MAX(0;[.$A11]*[.$F$1]+[.$B11]*[.$F$2]+[.$F$3]+[.L$7]*[.$B$2]+([.$D11]-[.L$7])*[.$B$1]); 0)" table:style-name="ce1">
            <text:p>5</text:p>
          </table:table-cell>
          <table:table-cell office:value-type="float" office:value="40" table:formula="of:=IF([.$D11]&gt;=[.F$7]; MAX(0;[.$A11]*[.$F$1]+[.$B11]*[.$F$2]+[.$F$3]+[.M$7]*[.$B$2]+([.$D11]-[.M$7])*[.$B$1]); 0)" table:style-name="ce1">
            <text:p>40</text:p>
          </table:table-cell>
          <table:table-cell office:value-type="float" office:value="0" table:formula="of:=IF([.$D11]&gt;=[.G$7]; MAX(0;[.$A11]*[.$F$1]+[.$B11]*[.$F$2]+[.$F$3]+[.N$7]*[.$B$2]+([.$D11]-[.N$7])*[.$B$1]); 0)" table:style-name="ce1">
            <text:p>0</text:p>
          </table:table-cell>
          <table:table-cell office:value-type="float" office:value="0" table:formula="of:=IF([.$D11]&gt;=[.H$7]; MAX(0;[.$A11]*[.$F$1]+[.$B11]*[.$F$2]+[.$F$3]+[.O$7]*[.$B$2]+([.$D11]-[.O$7])*[.$B$1]); 0)" table:style-name="ce1">
            <text:p>0</text:p>
          </table:table-cell>
          <table:table-cell office:value-type="float" office:value="0" table:formula="of:=IF([.$D11]&gt;=[.I$7]; MAX(0;[.$A11]*[.$F$1]+[.$B11]*[.$F$2]+[.$F$3]+[.P$7]*[.$B$2]+([.$D11]-[.P$7])*[.$B$1]); 0)" table:style-name="ce1">
            <text:p>0</text:p>
          </table:table-cell>
          <table:table-cell office:value-type="float" office:value="0" table:formula="of:=IF([.$D11]&gt;=[.J$7]; MAX(0;[.$A11]*[.$F$1]+[.$B11]*[.$F$2]+[.$F$3]+[.Q$7]*[.$B$2]+([.$D11]-[.Q$7])*[.$B$1]); 0)" table:style-name="ce1">
            <text:p>0</text:p>
          </table:table-cell>
          <table:table-cell table:style-name="ce1"/>
          <table:table-cell office:value-type="float" office:value="31.25" table:formula="of:=SUMPRODUCT([.E11:.J11];[.L11:.Q11])" table:style-name="ce1">
            <text:p>31.25</text:p>
          </table:table-cell>
          <table:table-cell office:value-type="float" office:value="62.5" table:formula="of:=[.S11]*2" table:style-name="ce1">
            <text:p>62.5</text:p>
          </table:table-cell>
          <table:table-cell table:number-columns-repeated="1636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Vector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10,10</text:p>
          </table:table-cell>
          <table:table-cell office:value-type="string" table:style-name="ce1">
            <text:p>10,-25</text:p>
          </table:table-cell>
          <table:table-cell office:value-type="string" table:style-name="ce1">
            <text:p>-25,-25</text:p>
          </table:table-cell>
          <table:table-cell table:number-columns-repeated="3" table:style-name="ce1"/>
          <table:table-cell office:value-type="string" table:style-name="ce1">
            <text:p>Target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37.96875" table:style-name="ce1">
            <text:p>37.96875</text:p>
          </table:table-cell>
          <table:table-cell office:value-type="float" office:value="37.96875" table:style-name="ce1">
            <text:p>37.96875</text:p>
          </table:table-cell>
          <table:table-cell office:value-type="float" office:value="18.984375" table:style-name="ce1">
            <text:p>18.984375</text:p>
          </table:table-cell>
          <table:table-cell table:style-name="ce1"/>
          <table:table-cell office:value-type="float" office:value="2.2204460492503131E-16" table:formula="of:=SUMPRODUCT([.C18:.E18];[.$C$27:.$E$27])" table:style-name="ce1">
            <text:p>2.22045E-1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7.96875" table:formula="of:=[.C18]" table:style-name="ce1">
            <text:p>37.96875</text:p>
          </table:table-cell>
          <table:table-cell office:value-type="float" office:value="37.96875" table:formula="of:=[.D18]" table:style-name="ce1">
            <text:p>37.96875</text:p>
          </table:table-cell>
          <table:table-cell office:value-type="float" office:value="18.984375" table:formula="of:=[.E18]" table:style-name="ce1">
            <text:p>18.984375</text:p>
          </table:table-cell>
          <table:table-cell table:style-name="ce1"/>
          <table:table-cell office:value-type="float" office:value="1.0848376981100099E-3" table:formula="of:=MINVERSE([.L18:.N20])" table:number-matrix-columns-spanned="3" table:number-matrix-rows-spanned="3" table:style-name="ce1">
            <text:p>0.001084838</text:p>
          </table:table-cell>
          <table:table-cell office:value-type="float" office:value="-7.3226544622425642E-3" table:style-name="ce1">
            <text:p>-0.007322654</text:p>
          </table:table-cell>
          <table:table-cell office:value-type="float" office:value="2.1052631578947371E-2" table:style-name="ce1">
            <text:p>0.021052632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.1052631578947371E-2" table:formula="of:=MMULT([.P18:.R20];[.T18:.T20])" table:number-matrix-columns-spanned="1" table:number-matrix-rows-spanned="3" table:style-name="ce1">
            <text:p>0.021052632</text:p>
          </table:table-cell>
          <table:table-cell table:number-columns-repeated="16362"/>
        </table:table-row>
        <table:table-row table:style-name="ro1">
          <table:table-cell/>
          <table:table-cell table:style-name="ce1"/>
          <table:table-cell office:value-type="float" office:value="48.75" table:style-name="ce1">
            <text:p>48.75</text:p>
          </table:table-cell>
          <table:table-cell office:value-type="float" office:value="27.1875" table:style-name="ce1">
            <text:p>27.1875</text:p>
          </table:table-cell>
          <table:table-cell office:value-type="float" office:value="2.8125" table:style-name="ce1">
            <text:p>2.8125</text:p>
          </table:table-cell>
          <table:table-cell table:style-name="ce1"/>
          <table:table-cell office:value-type="float" office:value="2.0816681711721685E-16" table:formula="of:=SUMPRODUCT([.C19:.E19];[.$C$27:.$E$27])" table:style-name="ce1">
            <text:p>2.08167E-1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8.75" table:formula="of:=[.C19]" table:style-name="ce1">
            <text:p>48.75</text:p>
          </table:table-cell>
          <table:table-cell office:value-type="float" office:value="27.1875" table:formula="of:=[.D19]" table:style-name="ce1">
            <text:p>27.1875</text:p>
          </table:table-cell>
          <table:table-cell office:value-type="float" office:value="2.8125" table:formula="of:=[.E19]" table:style-name="ce1">
            <text:p>2.8125</text:p>
          </table:table-cell>
          <table:table-cell table:style-name="ce1"/>
          <table:table-cell office:value-type="float" office:value="-9.0403141509167485E-3" table:style-name="ce1">
            <text:p>-0.009040314</text:p>
          </table:table-cell>
          <table:table-cell office:value-type="float" office:value="6.1022120518688036E-2" table:style-name="ce1">
            <text:p>0.061022121</text:p>
          </table:table-cell>
          <table:table-cell office:value-type="float" office:value="-4.2105263157894736E-2" table:style-name="ce1">
            <text:p>-0.042105263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-4.2105263157894736E-2" table:style-name="ce1">
            <text:p>-0.042105263</text:p>
          </table:table-cell>
          <table:table-cell table:number-columns-repeated="16362"/>
        </table:table-row>
        <table:table-row table:style-name="ro1">
          <table:table-cell/>
          <table:table-cell table:style-name="ce1"/>
          <table:table-cell office:value-type="float" office:value="48.75" table:style-name="ce1">
            <text:p>48.75</text:p>
          </table:table-cell>
          <table:table-cell office:value-type="float" office:value="27.1875" table:style-name="ce1">
            <text:p>27.1875</text:p>
          </table:table-cell>
          <table:table-cell office:value-type="float" office:value="2.8125" table:style-name="ce1">
            <text:p>2.8125</text:p>
          </table:table-cell>
          <table:table-cell table:style-name="ce1"/>
          <table:table-cell office:value-type="float" office:value="2.0816681711721685E-16" table:formula="of:=SUMPRODUCT([.C20:.E20];[.$C$27:.$E$27])" table:style-name="ce1">
            <text:p>2.08167E-1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2.5" table:formula="of:=[.C21]" table:style-name="ce1">
            <text:p>62.5</text:p>
          </table:table-cell>
          <table:table-cell office:value-type="float" office:value="7.5" table:formula="of:=[.D21]" table:style-name="ce1">
            <text:p>7.5</text:p>
          </table:table-cell>
          <table:table-cell office:value-type="float" office:value="0" table:formula="of:=[.E21]" table:style-name="ce1">
            <text:p>0</text:p>
          </table:table-cell>
          <table:table-cell table:style-name="ce1"/>
          <table:table-cell office:value-type="float" office:value="6.8585850024955042E-2" table:style-name="ce1">
            <text:p>0.06858585</text:p>
          </table:table-cell>
          <table:table-cell office:value-type="float" office:value="-0.10739893211289094" table:style-name="ce1">
            <text:p>-0.107398932</text:p>
          </table:table-cell>
          <table:table-cell office:value-type="float" office:value="4.2105263157894743E-2" table:style-name="ce1">
            <text:p>0.04210526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.2105263157894743E-2" table:style-name="ce1">
            <text:p>0.042105263</text:p>
          </table:table-cell>
          <table:table-cell table:number-columns-repeated="16362"/>
        </table:table-row>
        <table:table-row table:style-name="ro1">
          <table:table-cell/>
          <table:table-cell table:style-name="ce1"/>
          <table:table-cell office:value-type="float" office:value="62.5" table:style-name="ce1">
            <text:p>62.5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formula="of:=SUMPRODUCT([.C21:.E21];[.$C$27:.$E$27])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Occurrence</text:p>
          </table:table-cell>
          <table:table-cell office:value-type="float" office:value="0.5625" table:formula="of:=[.$B$3]*[.$B$3]" table:style-name="ce1">
            <text:p>0.5625</text:p>
          </table:table-cell>
          <table:table-cell office:value-type="float" office:value="0.1875" table:formula="of:=[.$B$3]*(1-[.$B$3])" table:style-name="ce1">
            <text:p>0.1875</text:p>
          </table:table-cell>
          <table:table-cell office:value-type="float" office:value="6.25E-2" table:formula="of:=(1-[.$B$3])*(1-[.$B$3])" table:style-name="ce1">
            <text:p>0.06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Weight</text:p>
          </table:table-cell>
          <table:table-cell office:value-type="float" office:value="3.7426900584795329E-2" table:formula="of:=[.V18]/[.C24]" table:style-name="ce1">
            <text:p>0.037426901</text:p>
          </table:table-cell>
          <table:table-cell office:value-type="float" office:value="-0.22456140350877193" table:formula="of:=[.V19]/[.D24]" table:style-name="ce1">
            <text:p>-0.224561404</text:p>
          </table:table-cell>
          <table:table-cell office:value-type="float" office:value="0.67368421052631589" table:formula="of:=[.V20]/[.E24]" table:style-name="ce1">
            <text:p>0.67368421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ultiplier</text:p>
          </table:table-cell>
          <table:table-cell office:value-type="float" office:value="2.1052631578947371E-2" table:formula="of:=[.C24]*[.C25]" table:style-name="ce1">
            <text:p>0.021052632</text:p>
          </table:table-cell>
          <table:table-cell office:value-type="float" office:value="-4.2105263157894736E-2" table:formula="of:=[.D24]*[.D25]" table:style-name="ce1">
            <text:p>-0.042105263</text:p>
          </table:table-cell>
          <table:table-cell office:value-type="float" office:value="4.2105263157894743E-2" table:formula="of:=[.E24]*[.E25]" table:style-name="ce1">
            <text:p>0.042105263</text:p>
          </table:table-cell>
          <table:table-cell table:number-columns-repeated="16379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Aptos Narrow" style:font-name-asian="Aptos Narrow" style:font-name-complex="Aptos Narrow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Adam Newgas</dc:creator>
    <meta:creation-date>2025-03-12T15:15:38Z</meta:creation-date>
    <dc:date>2025-03-26T12:45:15Z</dc:date>
    <meta:editing-cycles>5</meta:editing-cycles>
    <meta:editing-duration>PT1368S</meta:editing-duration>
  </office:meta>
</office:document-meta>
</file>